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fo:font-size="12pt" officeooo:rsid="00030298" officeooo:paragraph-rsid="00030298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font-size="12pt" officeooo:rsid="00030298" officeooo:paragraph-rsid="00030298" style:font-size-asian="12pt" style:font-size-complex="12pt"/>
    </style:style>
    <style:style style:name="P3" style:family="paragraph" style:parent-style-name="Standard">
      <style:paragraph-properties fo:line-height="115%" style:writing-mode="lr-tb"/>
      <style:text-properties fo:font-size="12pt" officeooo:rsid="0003875a" officeooo:paragraph-rsid="0003875a" style:font-size-asian="12pt" style:font-size-complex="12pt"/>
    </style:style>
    <style:style style:name="P4" style:family="paragraph" style:parent-style-name="Standard">
      <style:paragraph-properties fo:line-height="115%" style:writing-mode="lr-tb"/>
      <style:text-properties fo:font-size="12pt" officeooo:rsid="000542b0" officeooo:paragraph-rsid="000542b0" style:font-size-asian="12pt" style:font-size-complex="12pt"/>
    </style:style>
    <style:style style:name="P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4pt" officeooo:rsid="00030298" officeooo:paragraph-rsid="00030298" style:font-size-asian="14pt" style:font-size-complex="14pt"/>
    </style:style>
    <style:style style:name="T1" style:family="text">
      <style:text-properties officeooo:rsid="00038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claração de proficiência em língua inglesa</text:p>
      <text:p text:style-name="P1"/>
      <text:p text:style-name="P1"/>
      <text:p text:style-name="P1"/>
      <text:p text:style-name="P1"/>
      <text:p text:style-name="P2"><text:span text:style-name="T1">Declaro</text:span> que Higor Amario de Souza, aluno de doutorado sob minha orientação, possui conhecimentos satisfatórios da língua inglesa, estando apto a realizar as atividades de pesquisa propostas para o presente estágio de pesquisa.</text:p>
      <text:p text:style-name="P2"/>
      <text:p text:style-name="P1"/>
      <text:p text:style-name="P1"/>
      <text:p text:style-name="P1"/>
      <text:p text:style-name="P1"/>
      <text:p text:style-name="P4">São Paulo, </text:p>
      <text:p text:style-name="P1"/>
      <text:p text:style-name="P1"/>
      <text:p text:style-name="P1">________________ </text:p>
      <text:p text:style-name="P3"><text:s text:c="6"/>Fabio K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meta:initial-creator/>
    <meta:editing-cycles>6</meta:editing-cycles>
    <dc:date>2014-09-27T22:53:53.534475064</dc:date>
    <meta:editing-duration>PT12M10S</meta:editing-duration>
    <meta:document-statistic meta:table-count="0" meta:image-count="0" meta:object-count="0" meta:page-count="1" meta:paragraph-count="5" meta:word-count="44" meta:character-count="313" meta:non-whitespace-character-count="266"/>
  </office:meta>
</office:document-meta>
</file>